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T1_4" style:family="text">
      <style:text-properties style:font-name="Arial" style:font-name-asian="Arial" style:font-name-complex="Arial"/>
    </style:style>
    <style:style style:name="T1_5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0_1" style:family="text">
      <style:text-properties fo:color="#000000" style:font-name="Arial" style:font-name-asian="Arial" style:font-name-complex="Arial"/>
    </style:style>
    <style:style style:name="T20_2" style:family="text">
      <style:text-properties fo:color="#000000" style:font-name="Arial" style:font-name-asian="Arial" style:font-name-complex="Arial"/>
    </style:style>
    <style:style style:name="T20_3" style:family="text">
      <style:text-properties fo:color="#000000" style:font-name="Arial" style:font-name-asian="Arial" style:font-name-complex="Arial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background-color="#ffffff"/>
    </style:style>
    <style:style style:name="T21_2" style:family="text">
      <style:text-properties fo:background-color="#ffffff"/>
    </style:style>
    <style:style style:name="T21_3" style:family="text">
      <style:text-properties fo:background-color="#ffffff"/>
    </style:style>
    <style:style style:name="T21_4" style:family="text">
      <style:text-properties fo:background-color="#ffffff"/>
    </style:style>
    <style:style style:name="T21_5" style:family="text">
      <style:text-properties fo:background-color="#ffffff"/>
    </style:style>
    <style:style style:name="T21_6" style:family="text">
      <style:text-properties fo:background-color="#ffffff"/>
    </style:style>
    <style:style style:name="T21_7" style:family="text">
      <style:text-properties fo:background-color="#ffffff"/>
    </style:style>
    <style:style style:name="T21_8" style:family="text">
      <style:text-properties fo:background-color="#ffffff"/>
    </style:style>
    <style:style style:name="T21_9" style:family="text">
      <style:text-properties fo:background-color="#ffffff"/>
    </style:style>
    <style:style style:name="T21_10" style:family="text">
      <style:text-properties fo:background-color="#ffffff"/>
    </style:style>
    <style:style style:name="T21_11" style:family="text">
      <style:text-properties fo:background-color="#ffffff"/>
    </style:style>
    <style:style style:name="T21_12" style:family="text">
      <style:text-properties fo:background-color="#ffffff"/>
    </style:style>
    <style:style style:name="T21_13" style:family="text">
      <style:text-properties fo:background-color="#ffffff"/>
    </style:style>
    <style:style style:name="T21_14" style:family="text">
      <style:text-properties fo:background-color="#ffffff"/>
    </style:style>
    <style:style style:name="T21_15" style:family="text">
      <style:text-properties fo:background-color="#ffffff"/>
    </style:style>
    <style:style style:name="T21_16" style:family="text">
      <style:text-properties fo:background-color="#ffffff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background-color="#ffffff"/>
    </style:style>
    <style:style style:name="T22_2" style:family="text">
      <style:text-properties fo:background-color="#ffffff"/>
    </style:style>
    <style:style style:name="T22_3" style:family="text">
      <style:text-properties fo:background-color="#ffffff"/>
    </style:style>
    <style:style style:name="T22_4" style:family="text">
      <style:text-properties fo:background-color="#ffffff"/>
    </style:style>
    <style:style style:name="T22_5" style:family="text">
      <style:text-properties fo:background-color="#ffffff"/>
    </style:style>
    <style:style style:name="T22_6" style:family="text">
      <style:text-properties fo:background-color="#ffffff"/>
    </style:style>
    <style:style style:name="T22_7" style:family="text">
      <style:text-properties fo:background-color="#ffffff"/>
    </style:style>
    <style:style style:name="T22_8" style:family="text">
      <style:text-properties fo:background-color="#ffffff"/>
    </style:style>
    <style:style style:name="T22_9" style:family="text">
      <style:text-properties fo:background-color="#ffffff"/>
    </style:style>
    <style:style style:name="T22_10" style:family="text">
      <style:text-properties fo:background-color="#ffffff"/>
    </style:style>
    <style:style style:name="T22_11" style:family="text">
      <style:text-properties fo:background-color="#ffffff"/>
    </style:style>
    <style:style style:name="T22_12" style:family="text">
      <style:text-properties fo:background-color="#ffffff"/>
    </style:style>
    <style:style style:name="T22_13" style:family="text">
      <style:text-properties fo:background-color="#ffffff"/>
    </style:style>
    <style:style style:name="T22_14" style:family="text">
      <style:text-properties fo:background-color="#ffffff"/>
    </style:style>
    <style:style style:name="T22_15" style:family="text">
      <style:text-properties fo:background-color="#ffffff"/>
    </style:style>
    <style:style style:name="T22_16" style:family="text">
      <style:text-properties fo:background-color="#ffffff"/>
    </style:style>
    <style:style style:name="T22_17" style:family="text">
      <style:text-properties fo:background-color="#ffffff"/>
    </style:style>
    <style:style style:name="T22_18" style:family="text">
      <style:text-properties fo:background-color="#ffffff"/>
    </style:style>
    <style:style style:name="T22_19" style:family="text">
      <style:text-properties fo:background-color="#ffffff"/>
    </style:style>
    <style:style style:name="T22_20" style:family="text">
      <style:text-properties fo:background-color="#ffffff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background-color="#ffffff"/>
    </style:style>
    <style:style style:name="T24_2" style:family="text">
      <style:text-properties fo:background-color="#ffffff"/>
    </style:style>
    <style:style style:name="T24_3" style:family="text">
      <style:text-properties fo:background-color="#ffffff"/>
    </style:style>
    <style:style style:name="T24_4" style:family="text">
      <style:text-properties fo:background-color="#ffffff"/>
    </style:style>
    <style:style style:name="T24_5" style:family="text">
      <style:text-properties fo:background-color="#ffffff"/>
    </style:style>
    <style:style style:name="T24_6" style:family="text">
      <style:text-properties fo:background-color="#ffffff"/>
    </style:style>
    <style:style style:name="T24_7" style:family="text">
      <style:text-properties fo:background-color="#ffffff"/>
    </style:style>
    <style:style style:name="T24_8" style:family="text">
      <style:text-properties fo:background-color="#ffffff"/>
    </style:style>
    <style:style style:name="T24_9" style:family="text">
      <style:text-properties fo:background-color="#ffffff"/>
    </style:style>
    <style:style style:name="T24_10" style:family="text">
      <style:text-properties fo:background-color="#ffffff"/>
    </style:style>
    <style:style style:name="T24_11" style:family="text">
      <style:text-properties fo:background-color="#ffffff"/>
    </style:style>
    <style:style style:name="T24_12" style:family="text">
      <style:text-properties fo:background-color="#ffffff"/>
    </style:style>
    <style:style style:name="T24_13" style:family="text">
      <style:text-properties fo:background-color="#ffffff"/>
    </style:style>
    <style:style style:name="T24_14" style:family="text">
      <style:text-properties fo:background-color="#ffffff"/>
    </style:style>
    <style:style style:name="T24_15" style:family="text">
      <style:text-properties fo:background-color="#ffffff"/>
    </style:style>
    <style:style style:name="T24_16" style:family="text">
      <style:text-properties fo:background-color="#ffffff"/>
    </style:style>
    <style:style style:name="T24_17" style:family="text">
      <style:text-properties fo:background-color="#ffffff"/>
    </style:style>
    <style:style style:name="T24_18" style:family="text">
      <style:text-properties fo:background-color="#ffffff"/>
    </style:style>
    <style:style style:name="T24_19" style:family="text">
      <style:text-properties fo:background-color="#ffffff"/>
    </style:style>
    <style:style style:name="T24_20" style:family="text">
      <style:text-properties fo:background-color="#ffffff"/>
    </style:style>
    <style:style style:name="T24_21" style:family="text">
      <style:text-properties fo:background-color="#ffffff"/>
    </style:style>
    <style:style style:name="T24_22" style:family="text">
      <style:text-properties fo:background-color="#ffffff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background-color="#ffffff"/>
    </style:style>
    <style:style style:name="T25_2" style:family="text">
      <style:text-properties fo:background-color="#ffffff"/>
    </style:style>
    <style:style style:name="T25_3" style:family="text">
      <style:text-properties fo:background-color="#ffffff"/>
    </style:style>
    <style:style style:name="T25_4" style:family="text">
      <style:text-properties fo:background-color="#ffffff"/>
    </style:style>
    <style:style style:name="T25_5" style:family="text">
      <style:text-properties fo:background-color="#ffffff"/>
    </style:style>
    <style:style style:name="T25_6" style:family="text">
      <style:text-properties fo:background-color="#ffffff"/>
    </style:style>
    <style:style style:name="T25_7" style:family="text">
      <style:text-properties fo:background-color="#ffffff"/>
    </style:style>
    <style:style style:name="T25_8" style:family="text">
      <style:text-properties fo:background-color="#ffffff"/>
    </style:style>
    <style:style style:name="T25_9" style:family="text">
      <style:text-properties fo:background-color="#ffffff"/>
    </style:style>
    <style:style style:name="T25_10" style:family="text">
      <style:text-properties fo:background-color="#ffffff"/>
    </style:style>
    <style:style style:name="T25_11" style:family="text">
      <style:text-properties fo:background-color="#ffffff"/>
    </style:style>
    <style:style style:name="T25_12" style:family="text">
      <style:text-properties fo:background-color="#ffffff"/>
    </style:style>
    <style:style style:name="T25_13" style:family="text">
      <style:text-properties fo:background-color="#ffffff"/>
    </style:style>
    <style:style style:name="T25_14" style:family="text">
      <style:text-properties fo:background-color="#ffffff"/>
    </style:style>
    <style:style style:name="T25_15" style:family="text">
      <style:text-properties fo:background-color="#ffffff"/>
    </style:style>
    <style:style style:name="T25_16" style:family="text">
      <style:text-properties fo:background-color="#ffffff"/>
    </style:style>
    <style:style style:name="T25_17" style:family="text">
      <style:text-properties fo:background-color="#ffffff"/>
    </style:style>
    <style:style style:name="T25_18" style:family="text">
      <style:text-properties fo:background-color="#ffffff"/>
    </style:style>
    <style:style style:name="T25_19" style:family="text">
      <style:text-properties fo:background-color="#ffffff"/>
    </style:style>
    <style:style style:name="T25_20" style:family="text">
      <style:text-properties fo:background-color="#ffffff"/>
    </style:style>
    <style:style style:name="T25_21" style:family="text">
      <style:text-properties fo:background-color="#ffffff"/>
    </style:style>
    <style:style style:name="T25_22" style:family="text">
      <style:text-properties fo:background-color="#ffffff"/>
    </style:style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>
      <style:text-properties fo:background-color="#ffffff"/>
    </style:style>
    <style:style style:name="T26_2" style:family="text">
      <style:text-properties fo:background-color="#ffffff"/>
    </style:style>
    <style:style style:name="T26_3" style:family="text">
      <style:text-properties fo:background-color="#ffffff"/>
    </style:style>
    <style:style style:name="T26_4" style:family="text">
      <style:text-properties fo:background-color="#ffffff"/>
    </style:style>
    <style:style style:name="T26_5" style:family="text">
      <style:text-properties fo:background-color="#ffffff"/>
    </style:style>
    <style:style style:name="T26_6" style:family="text">
      <style:text-properties fo:background-color="#ffffff"/>
    </style:style>
    <style:style style:name="T26_7" style:family="text">
      <style:text-properties fo:background-color="#ffffff"/>
    </style:style>
    <style:style style:name="T26_8" style:family="text">
      <style:text-properties fo:background-color="#ffffff"/>
    </style:style>
    <style:style style:name="T26_9" style:family="text">
      <style:text-properties fo:background-color="#ffffff"/>
    </style:style>
    <style:style style:name="T26_10" style:family="text">
      <style:text-properties fo:background-color="#ffffff"/>
    </style:style>
    <style:style style:name="T26_11" style:family="text">
      <style:text-properties fo:background-color="#ffffff"/>
    </style:style>
    <style:style style:name="T26_12" style:family="text">
      <style:text-properties fo:background-color="#ffffff"/>
    </style:style>
    <style:style style:name="T26_13" style:family="text">
      <style:text-properties fo:background-color="#ffffff"/>
    </style:style>
    <style:style style:name="T26_14" style:family="text">
      <style:text-properties fo:background-color="#ffffff"/>
    </style:style>
    <style:style style:name="T26_15" style:family="text">
      <style:text-properties fo:background-color="#ffffff"/>
    </style:style>
    <style:style style:name="T26_16" style:family="text">
      <style:text-properties fo:background-color="#ffffff"/>
    </style:style>
    <style:style style:name="T26_17" style:family="text">
      <style:text-properties fo:background-color="#ffffff"/>
    </style:style>
    <style:style style:name="T26_18" style:family="text">
      <style:text-properties fo:background-color="#ffffff"/>
    </style:style>
    <style:style style:name="T26_19" style:family="text">
      <style:text-properties fo:background-color="#ffffff"/>
    </style:style>
    <style:style style:name="T26_20" style:family="text">
      <style:text-properties fo:background-color="#ffffff"/>
    </style:style>
    <style:style style:name="T26_21" style:family="text">
      <style:text-properties fo:background-color="#ffffff"/>
    </style:style>
    <style:style style:name="T26_22" style:family="text">
      <style:text-properties fo:background-color="#ffffff"/>
    </style:style>
    <style:style style:name="T26_23" style:family="text">
      <style:text-properties fo:background-color="#ffffff"/>
    </style:style>
    <style:style style:name="T26_24" style:family="text">
      <style:text-properties fo:background-color="#ffffff"/>
    </style:style>
    <style:style style:name="T26_25" style:family="text">
      <style:text-properties fo:background-color="#ffffff"/>
    </style:style>
    <style:style style:name="T26_26" style:family="text">
      <style:text-properties fo:background-color="#ffffff"/>
    </style:style>
    <style:style style:name="T26_27" style:family="text">
      <style:text-properties fo:background-color="#ffffff"/>
    </style:style>
    <style:style style:name="T26_28" style:family="text">
      <style:text-properties fo:background-color="#ffffff"/>
    </style:style>
    <style:style style:name="T26_29" style:family="text">
      <style:text-properties fo:background-color="#ffffff"/>
    </style:style>
    <style:style style:name="T26_30" style:family="text">
      <style:text-properties fo:background-color="#ffffff"/>
    </style:style>
    <style:style style:name="T26_31" style:family="text">
      <style:text-properties fo:background-color="#ffffff"/>
    </style:style>
    <style:style style:name="T26_32" style:family="text">
      <style:text-properties fo:background-color="#ffffff"/>
    </style:style>
    <style:style style:name="T26_33" style:family="text">
      <style:text-properties fo:background-color="#ffffff"/>
    </style:style>
    <style:style style:name="T26_34" style:family="text">
      <style:text-properties fo:background-color="#ffffff"/>
    </style:style>
    <style:style style:name="T26_35" style:family="text">
      <style:text-properties fo:background-color="#ffffff"/>
    </style:style>
    <style:style style:name="T26_36" style:family="text">
      <style:text-properties fo:background-color="#ffffff"/>
    </style:style>
    <style:style style:name="P2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5ka8j91eijng"/><text:bookmark-end text:name="h.5ka8j91eijng"/><text:span text:style-name="T1_1">Sir</text:span><text:span text:style-name="T1_2"><text:s/></text:span><text:span text:style-name="T1_3">Nathaniel</text:span><text:span text:style-name="T1_4"><text:s/></text:span><text:span text:style-name="T1_5">Gascoigne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Nathaniel</text:span><text:span text:style-name="T3_6"><text:s/></text:span><text:span text:style-name="T3_7">Gascoigne</text:span><text:span text:style-name="T3_8">,<text:s/></text:span><text:span text:style-name="T3_9">a</text:span><text:span text:style-name="T3_10"><text:s/></text:span><text:span text:style-name="T3_11">retired</text:span><text:span text:style-name="T3_12"><text:s/></text:span><text:span text:style-name="T3_13">captain</text:span><text:span text:style-name="T3_14"><text:s/></text:span><text:span text:style-name="T3_15">of</text:span><text:span text:style-name="T3_16"><text:s/></text:span><text:span text:style-name="T3_17">the</text:span><text:span text:style-name="T3_18"><text:s/></text:span><text:span text:style-name="T3_19">Yeoman</text:span><text:span text:style-name="T3_20"><text:s/></text:span><text:span text:style-name="T3_21">of</text:span><text:span text:style-name="T3_22"><text:s/></text:span><text:span text:style-name="T3_23">the</text:span><text:span text:style-name="T3_24"><text:s/></text:span><text:span text:style-name="T3_25">Guard</text:span><text:span text:style-name="T3_26"><text:s/></text:span><text:span text:style-name="T3_27">and</text:span><text:span text:style-name="T3_28"><text:s/></text:span><text:span text:style-name="T3_29">staunch</text:span><text:span text:style-name="T3_30"><text:s/></text:span><text:span text:style-name="T3_31">royalist</text:span><text:span text:style-name="T3_32">.<text:s/></text:span><text:span text:style-name="T3_33">You</text:span><text:span text:style-name="T3_34"><text:s/></text:span><text:span text:style-name="T3_35">joined</text:span><text:span text:style-name="T3_36"><text:s/></text:span><text:span text:style-name="T3_37">King</text:span><text:span text:style-name="T3_38"><text:s/></text:span><text:span text:style-name="T3_39">Charles</text:span><text:span text:style-name="T3_40"><text:s/></text:span><text:span text:style-name="T3_41">II</text:span><text:span text:style-name="T3_42"><text:s/></text:span><text:span text:style-name="T3_43">in</text:span><text:span text:style-name="T3_44"><text:s/></text:span><text:span text:style-name="T3_45">his</text:span><text:span text:style-name="T3_46"><text:s/></text:span><text:span text:style-name="T3_47">exile</text:span><text:span text:style-name="T3_48"><text:s/></text:span><text:span text:style-name="T3_49">in</text:span><text:span text:style-name="T3_50"><text:s/></text:span><text:span text:style-name="T3_51">France</text:span><text:span text:style-name="T3_52">.<text:s/></text:span><text:span text:style-name="T3_53">You</text:span><text:span text:style-name="T3_54"><text:s/></text:span><text:span text:style-name="T3_55">have</text:span><text:span text:style-name="T3_56"><text:s/></text:span><text:span text:style-name="T3_57">been</text:span><text:span text:style-name="T3_58"><text:s/></text:span><text:span text:style-name="T3_59">instrumental</text:span><text:span text:style-name="T3_60"><text:s/></text:span><text:span text:style-name="T3_61">in</text:span><text:span text:style-name="T3_62"><text:s/></text:span><text:span text:style-name="T3_63">the</text:span><text:span text:style-name="T3_64"><text:s/></text:span><text:span text:style-name="T3_65">establishment</text:span><text:span text:style-name="T3_66"><text:s/></text:span><text:span text:style-name="T3_67">of</text:span><text:span text:style-name="T3_68"><text:s/></text:span><text:span text:style-name="T3_69">the</text:span><text:span text:style-name="T3_70"><text:s/></text:span><text:span text:style-name="T3_71">English</text:span><text:span text:style-name="T3_72"><text:s/></text:span><text:span text:style-name="T3_73">Army</text:span><text:span text:style-name="T3_74"><text:s/></text:span><text:span text:style-name="T3_75">as</text:span><text:span text:style-name="T3_76"><text:s/></text:span><text:span text:style-name="T3_77">a</text:span><text:span text:style-name="T3_78"><text:s/></text:span><text:span text:style-name="T3_79">standing</text:span><text:span text:style-name="T3_80"><text:s/></text:span><text:span text:style-name="T3_81">military</text:span><text:span text:style-name="T3_82"><text:s/></text:span><text:span text:style-name="T3_83">force</text:span><text:span text:style-name="T3_84">.</text:span></text:p>
      <text:p text:style-name="P4"/>
      <text:p text:style-name="P5"><text:span text:style-name="T5_1">The</text:span><text:span text:style-name="T5_2"><text:s/></text:span><text:span text:style-name="T5_3">second</text:span><text:span text:style-name="T5_4"><text:s/></text:span><text:span text:style-name="T5_5">son</text:span><text:span text:style-name="T5_6"><text:s/></text:span><text:span text:style-name="T5_7">of</text:span><text:span text:style-name="T5_8"><text:s/></text:span><text:span text:style-name="T5_9">a</text:span><text:span text:style-name="T5_10"><text:s/></text:span><text:span text:style-name="T5_11">duke</text:span><text:span text:style-name="T5_12">,<text:s/></text:span><text:span text:style-name="T5_13">you</text:span><text:span text:style-name="T5_14"><text:s/></text:span><text:span text:style-name="T5_15">have</text:span><text:span text:style-name="T5_16"><text:s/></text:span><text:span text:style-name="T5_17">been</text:span><text:span text:style-name="T5_18"><text:s/></text:span><text:span text:style-name="T5_19">a</text:span><text:span text:style-name="T5_20"><text:s/></text:span><text:span text:style-name="T5_21">military</text:span><text:span text:style-name="T5_22"><text:s/></text:span><text:span text:style-name="T5_23">man</text:span><text:span text:style-name="T5_24"><text:s/></text:span><text:span text:style-name="T5_25">all</text:span><text:span text:style-name="T5_26"><text:s/></text:span><text:span text:style-name="T5_27">your</text:span><text:span text:style-name="T5_28"><text:s/></text:span><text:span text:style-name="T5_29">life</text:span><text:span text:style-name="T5_30">.<text:s/></text:span><text:span text:style-name="T5_31">You</text:span><text:span text:style-name="T5_32"><text:s/></text:span><text:span text:style-name="T5_33">fought</text:span><text:span text:style-name="T5_34"><text:s/></text:span><text:span text:style-name="T5_35">for</text:span><text:span text:style-name="T5_36"><text:s/></text:span><text:span text:style-name="T5_37">England</text:span><text:span text:style-name="T5_38"><text:s/></text:span><text:span text:style-name="T5_39">in</text:span><text:span text:style-name="T5_40"><text:s/></text:span><text:span text:style-name="T5_41">the</text:span><text:span text:style-name="T5_42"><text:s/></text:span><text:span text:style-name="T5_43">Thirty</text:span><text:span text:style-name="T5_44"><text:s/></text:span><text:span text:style-name="T5_45">Years</text:span><text:span text:style-name="T5_46"><text:s/></text:span><text:span text:style-name="T5_47">War</text:span><text:span text:style-name="T5_48"><text:s/></text:span><text:span text:style-name="T5_49">in</text:span><text:span text:style-name="T5_50"><text:s/></text:span><text:span text:style-name="T5_51">Germany</text:span><text:span text:style-name="T5_52"><text:s/></text:span><text:span text:style-name="T5_53">in</text:span><text:span text:style-name="T5_54"><text:s/></text:span><text:span text:style-name="T5_55">the</text:span><text:span text:style-name="T5_56"><text:s/>1630</text:span><text:span text:style-name="T5_57">s</text:span><text:span text:style-name="T5_58"><text:s/></text:span><text:span text:style-name="T5_59">against</text:span><text:span text:style-name="T5_60"><text:s/></text:span><text:span text:style-name="T5_61">the</text:span><text:span text:style-name="T5_62"><text:s/></text:span><text:span text:style-name="T5_63">Catholic</text:span><text:span text:style-name="T5_64"><text:s/></text:span><text:span text:style-name="T5_65">states</text:span><text:span text:style-name="T5_66"><text:s/></text:span><text:span text:style-name="T5_67">of</text:span><text:span text:style-name="T5_68"><text:s/></text:span><text:span text:style-name="T5_69">Bavaria</text:span><text:span text:style-name="T5_70"><text:s/></text:span><text:span text:style-name="T5_71">and</text:span><text:span text:style-name="T5_72"><text:s/></text:span><text:span text:style-name="T5_73">Spain</text:span><text:span text:style-name="T5_74">.<text:s/></text:span><text:span text:style-name="T5_75">During</text:span><text:span text:style-name="T5_76"><text:s/></text:span><text:span text:style-name="T5_77">and</text:span><text:span text:style-name="T5_78"><text:s/></text:span><text:span text:style-name="T5_79">for</text:span><text:span text:style-name="T5_80"><text:s/></text:span><text:span text:style-name="T5_81">some</text:span><text:span text:style-name="T5_82"><text:s/></text:span><text:span text:style-name="T5_83">time</text:span><text:span text:style-name="T5_84"><text:s/></text:span><text:span text:style-name="T5_85">after</text:span><text:span text:style-name="T5_86"><text:s/></text:span><text:span text:style-name="T5_87">this</text:span><text:span text:style-name="T5_88"><text:s/></text:span><text:span text:style-name="T5_89">time</text:span><text:span text:style-name="T5_90"><text:s/></text:span><text:span text:style-name="T5_91">you</text:span><text:span text:style-name="T5_92"><text:s/></text:span><text:span text:style-name="T5_93">were</text:span><text:span text:style-name="T5_94"><text:s/></text:span><text:span text:style-name="T5_95">taken</text:span><text:span text:style-name="T5_96"><text:s/></text:span><text:span text:style-name="T5_97">captive</text:span><text:span text:style-name="T5_98"><text:s/></text:span><text:span text:style-name="T5_99">as</text:span><text:span text:style-name="T5_100"><text:s/></text:span><text:span text:style-name="T5_101">prisoner</text:span><text:span text:style-name="T5_102"><text:s/></text:span><text:span text:style-name="T5_103">of</text:span><text:span text:style-name="T5_104"><text:s/></text:span><text:span text:style-name="T5_105">war</text:span><text:span text:style-name="T5_106"><text:s/></text:span><text:span text:style-name="T5_107">and</text:span><text:span text:style-name="T5_108"><text:s/></text:span><text:span text:style-name="T5_109">held</text:span><text:span text:style-name="T5_110"><text:s/></text:span><text:span text:style-name="T5_111">in</text:span><text:span text:style-name="T5_112"><text:s/></text:span><text:span text:style-name="T5_113">the</text:span><text:span text:style-name="T5_114"><text:s/></text:span><text:span text:style-name="T5_115">Bavarian</text:span><text:span text:style-name="T5_116"><text:s/></text:span><text:span text:style-name="T5_117">city</text:span><text:span text:style-name="T5_118"><text:s/></text:span><text:span text:style-name="T5_119">of</text:span><text:span text:style-name="T5_120"><text:s/></text:span><text:span text:style-name="T5_121">Würzburg</text:span><text:span text:style-name="T5_122">.<text:s/></text:span><text:span text:style-name="T5_123">As</text:span><text:span text:style-name="T5_124"><text:s/></text:span><text:span text:style-name="T5_125">befit</text:span><text:span text:style-name="T5_126"><text:s/></text:span><text:span text:style-name="T5_127">your</text:span><text:span text:style-name="T5_128"><text:s/></text:span><text:span text:style-name="T5_129">noble</text:span><text:span text:style-name="T5_130"><text:s/></text:span><text:span text:style-name="T5_131">status</text:span><text:span text:style-name="T5_132">,<text:s/></text:span><text:span text:style-name="T5_133">you</text:span><text:span text:style-name="T5_134"><text:s/></text:span><text:span text:style-name="T5_135">were</text:span><text:span text:style-name="T5_136"><text:s/></text:span><text:span text:style-name="T5_137">given</text:span><text:span text:style-name="T5_138"><text:s/></text:span><text:span text:style-name="T5_139">relatively</text:span><text:span text:style-name="T5_140"><text:s/></text:span><text:span text:style-name="T5_141">free</text:span><text:span text:style-name="T5_142"><text:s/></text:span><text:span text:style-name="T5_143">reign</text:span><text:span text:style-name="T5_144"><text:s/></text:span><text:span text:style-name="T5_145">and</text:span><text:span text:style-name="T5_146"><text:s/></text:span><text:span text:style-name="T5_147">soon</text:span><text:span text:style-name="T5_148"><text:s/></text:span><text:span text:style-name="T5_149">fell</text:span><text:span text:style-name="T5_150"><text:s/></text:span><text:span text:style-name="T5_151">deeply</text:span><text:span text:style-name="T5_152"><text:s/></text:span><text:span text:style-name="T5_153">in</text:span><text:span text:style-name="T5_154"><text:s/></text:span><text:span text:style-name="T5_155">love</text:span><text:span text:style-name="T5_156"><text:s/></text:span><text:span text:style-name="T5_157">with</text:span><text:span text:style-name="T5_158"><text:s/></text:span><text:span text:style-name="T5_159">a</text:span><text:span text:style-name="T5_160"><text:s/></text:span><text:span text:style-name="T5_161">local</text:span><text:span text:style-name="T5_162"><text:s/></text:span><text:span text:style-name="T5_163">girl</text:span><text:span text:style-name="T5_164">.<text:s/></text:span><text:span text:style-name="T5_165">You</text:span><text:span text:style-name="T5_166"><text:s/></text:span><text:span text:style-name="T5_167">still</text:span><text:span text:style-name="T5_168"><text:s/></text:span><text:span text:style-name="T5_169">carry</text:span><text:span text:style-name="T5_170"><text:s/></text:span><text:span text:style-name="T5_171">her</text:span><text:span text:style-name="T5_172"><text:s/></text:span><text:span text:style-name="T5_173">locket</text:span><text:span text:style-name="T5_174"><text:s/></text:span><text:span text:style-name="T5_175">to</text:span><text:span text:style-name="T5_176"><text:s/></text:span><text:span text:style-name="T5_177">this</text:span><text:span text:style-name="T5_178"><text:s/></text:span><text:span text:style-name="T5_179">day</text:span><text:span text:style-name="T5_180">.<text:s/></text:span><text:span text:style-name="T5_181">It</text:span><text:span text:style-name="T5_182"><text:s/></text:span><text:span text:style-name="T5_183">glows</text:span><text:span text:style-name="T5_184"><text:s/></text:span><text:span text:style-name="T5_185">faintly</text:span><text:span text:style-name="T5_186"><text:s/></text:span><text:span text:style-name="T5_187">sometimes</text:span><text:span text:style-name="T5_188"><text:s/></text:span><text:span text:style-name="T5_189">and</text:span><text:span text:style-name="T5_190"><text:s/></text:span><text:span text:style-name="T5_191">you</text:span><text:span text:style-name="T5_192"><text:s/></text:span><text:span text:style-name="T5_193">have</text:span><text:span text:style-name="T5_194"><text:s/></text:span><text:span text:style-name="T5_195">always</text:span><text:span text:style-name="T5_196"><text:s/></text:span><text:span text:style-name="T5_197">wondered</text:span><text:span text:style-name="T5_198"><text:s/></text:span><text:span text:style-name="T5_199">of</text:span><text:span text:style-name="T5_200"><text:s/></text:span><text:span text:style-name="T5_201">its</text:span><text:span text:style-name="T5_202"><text:s/></text:span><text:span text:style-name="T5_203">secrets</text:span><text:span text:style-name="T5_204">.</text:span></text:p>
      <text:p text:style-name="P6"/>
      <text:p text:style-name="P7"><text:span text:style-name="T7_1">Unfortunately</text:span><text:span text:style-name="T7_2"><text:s/></text:span><text:span text:style-name="T7_3">she</text:span><text:span text:style-name="T7_4"><text:s/></text:span><text:span text:style-name="T7_5">fell</text:span><text:span text:style-name="T7_6"><text:s/></text:span><text:span text:style-name="T7_7">on</text:span><text:span text:style-name="T7_8"><text:s/></text:span><text:span text:style-name="T7_9">the</text:span><text:span text:style-name="T7_10"><text:s/></text:span><text:span text:style-name="T7_11">wrong</text:span><text:span text:style-name="T7_12"><text:s/></text:span><text:span text:style-name="T7_13">side</text:span><text:span text:style-name="T7_14"><text:s/></text:span><text:span text:style-name="T7_15">of</text:span><text:span text:style-name="T7_16"><text:s/></text:span><text:span text:style-name="T7_17">the</text:span><text:span text:style-name="T7_18"><text:s/></text:span><text:span text:style-name="T7_19">bishop</text:span><text:span text:style-name="T7_20">’</text:span><text:span text:style-name="T7_21">s</text:span><text:span text:style-name="T7_22"><text:s/></text:span><text:span text:style-name="T7_23">mitre</text:span><text:span text:style-name="T7_24"><text:s/></text:span><text:span text:style-name="T7_25">and</text:span><text:span text:style-name="T7_26"><text:s/></text:span><text:span text:style-name="T7_27">along</text:span><text:span text:style-name="T7_28"><text:s/></text:span><text:span text:style-name="T7_29">with</text:span><text:span text:style-name="T7_30"><text:s/></text:span><text:span text:style-name="T7_31">hundreds</text:span><text:span text:style-name="T7_32"><text:s/></text:span><text:span text:style-name="T7_33">of</text:span><text:span text:style-name="T7_34"><text:s/></text:span><text:span text:style-name="T7_35">others</text:span><text:span text:style-name="T7_36"><text:s/></text:span><text:span text:style-name="T7_37">was</text:span><text:span text:style-name="T7_38"><text:s/></text:span><text:span text:style-name="T7_39">summarily</text:span><text:span text:style-name="T7_40"><text:s/></text:span><text:span text:style-name="T7_41">tried</text:span><text:span text:style-name="T7_42">,<text:s/></text:span><text:span text:style-name="T7_43">tortured</text:span><text:span text:style-name="T7_44"><text:s/></text:span><text:span text:style-name="T7_45">and</text:span><text:span text:style-name="T7_46"><text:s/></text:span><text:span text:style-name="T7_47">burned</text:span><text:span text:style-name="T7_48"><text:s/></text:span><text:span text:style-name="T7_49">at</text:span><text:span text:style-name="T7_50"><text:s/></text:span><text:span text:style-name="T7_51">the</text:span><text:span text:style-name="T7_52"><text:s/></text:span><text:span text:style-name="T7_53">stake</text:span><text:span text:style-name="T7_54"><text:s/></text:span><text:span text:style-name="T7_55">as</text:span><text:span text:style-name="T7_56"><text:s/></text:span><text:span text:style-name="T7_57">a</text:span><text:span text:style-name="T7_58"><text:s/></text:span><text:span text:style-name="T7_59">witch</text:span><text:span text:style-name="T7_60">.<text:s/></text:span><text:span text:style-name="T7_61">As</text:span><text:span text:style-name="T7_62"><text:s/></text:span><text:span text:style-name="T7_63">a</text:span><text:span text:style-name="T7_64"><text:s/></text:span><text:span text:style-name="T7_65">result</text:span><text:span text:style-name="T7_66"><text:s/></text:span><text:span text:style-name="T7_67">you</text:span><text:span text:style-name="T7_68"><text:s/></text:span><text:span text:style-name="T7_69">despise</text:span><text:span text:style-name="T7_70"><text:s/></text:span><text:span text:style-name="T7_71">all</text:span><text:span text:style-name="T7_72"><text:s/></text:span><text:span text:style-name="T7_73">such</text:span><text:span text:style-name="T7_74"><text:s/></text:span><text:span text:style-name="T7_75">hypocritical</text:span><text:span text:style-name="T7_76"><text:s/></text:span><text:span text:style-name="T7_77">dogmatic</text:span><text:span text:style-name="T7_78"><text:s/></text:span><text:span text:style-name="T7_79">acts</text:span><text:span text:style-name="T7_80"><text:s/></text:span><text:span text:style-name="T7_81">against</text:span><text:span text:style-name="T7_82"><text:s/></text:span><text:span text:style-name="T7_83">the</text:span><text:span text:style-name="T7_84"><text:s/></text:span><text:span text:style-name="T7_85">purportedly</text:span><text:span text:style-name="T7_86"><text:s/>“</text:span><text:span text:style-name="T7_87">supernatural</text:span><text:span text:style-name="T7_88">”<text:s/></text:span><text:span text:style-name="T7_89">and</text:span><text:span text:style-name="T7_90"><text:s/></text:span><text:span text:style-name="T7_91">the</text:span><text:span text:style-name="T7_92"><text:s/></text:span><text:span text:style-name="T7_93">thought</text:span><text:span text:style-name="T7_94"><text:s/></text:span><text:span text:style-name="T7_95">of</text:span><text:span text:style-name="T7_96"><text:s/></text:span><text:span text:style-name="T7_97">a</text:span><text:span text:style-name="T7_98"><text:s/></text:span><text:span text:style-name="T7_99">witch</text:span><text:span text:style-name="T7_100"><text:s/></text:span><text:span text:style-name="T7_101">hunt</text:span><text:span text:style-name="T7_102"><text:s/></text:span><text:span text:style-name="T7_103">is</text:span><text:span text:style-name="T7_104"><text:s/></text:span><text:span text:style-name="T7_105">liable</text:span><text:span text:style-name="T7_106"><text:s/></text:span><text:span text:style-name="T7_107">to</text:span><text:span text:style-name="T7_108"><text:s/></text:span><text:span text:style-name="T7_109">send</text:span><text:span text:style-name="T7_110"><text:s/></text:span><text:span text:style-name="T7_111">you</text:span><text:span text:style-name="T7_112"><text:s/></text:span><text:span text:style-name="T7_113">into</text:span><text:span text:style-name="T7_114"><text:s/></text:span><text:span text:style-name="T7_115">an</text:span><text:span text:style-name="T7_116"><text:s/></text:span><text:span text:style-name="T7_117">icy</text:span><text:span text:style-name="T7_118"><text:s/></text:span><text:span text:style-name="T7_119">rage</text:span><text:span text:style-name="T7_120">.<text:s/></text:span><text:span text:style-name="T7_121">In</text:span><text:span text:style-name="T7_122"><text:s/></text:span><text:span text:style-name="T7_123">fact</text:span><text:span text:style-name="T7_124"><text:s/></text:span><text:span text:style-name="T7_125">you</text:span><text:span text:style-name="T7_126"><text:s/></text:span><text:span text:style-name="T7_127">aim</text:span><text:span text:style-name="T7_128"><text:s/></text:span><text:span text:style-name="T7_129">to</text:span><text:span text:style-name="T7_130"><text:s/></text:span><text:span text:style-name="T7_131">get</text:span><text:span text:style-name="T7_132"><text:s/></text:span><text:span text:style-name="T7_133">Witchcraft</text:span><text:span text:style-name="T7_134"><text:s/></text:span><text:span text:style-name="T7_135">removed</text:span><text:span text:style-name="T7_136"><text:s/></text:span><text:span text:style-name="T7_137">as</text:span><text:span text:style-name="T7_138"><text:s/></text:span><text:span text:style-name="T7_139">a</text:span><text:span text:style-name="T7_140"><text:s/></text:span><text:span text:style-name="T7_141">punishable</text:span><text:span text:style-name="T7_142"><text:s/></text:span><text:span text:style-name="T7_143">offence</text:span><text:span text:style-name="T7_144"><text:s/></text:span><text:span text:style-name="T7_145">from</text:span><text:span text:style-name="T7_146"><text:s/></text:span><text:span text:style-name="T7_147">the</text:span><text:span text:style-name="T7_148"><text:s/></text:span><text:span text:style-name="T7_149">Town</text:span><text:span text:style-name="T7_150"><text:s/></text:span><text:span text:style-name="T7_151">Charter</text:span><text:span text:style-name="T7_152"><text:s/>(</text:span><text:span text:style-name="T7_153">which</text:span><text:span text:style-name="T7_154"><text:s/></text:span><text:span text:style-name="T7_155">Donatus</text:span><text:span text:style-name="T7_156"><text:s/></text:span><text:span text:style-name="T7_157">McVicar</text:span><text:span text:style-name="T7_158"><text:s/></text:span><text:span text:style-name="T7_159">is</text:span><text:span text:style-name="T7_160"><text:s/></text:span><text:span text:style-name="T7_161">in</text:span><text:span text:style-name="T7_162"><text:s/></text:span><text:span text:style-name="T7_163">charge</text:span><text:span text:style-name="T7_164"><text:s/></text:span><text:span text:style-name="T7_165">of</text:span><text:span text:style-name="T7_166">).</text:span></text:p>
      <text:p text:style-name="P8"/>
      <text:p text:style-name="P9"><text:span text:style-name="T9_1">In</text:span><text:span text:style-name="T9_2"><text:s/></text:span><text:span text:style-name="T9_3">fact</text:span><text:span text:style-name="T9_4"><text:s/></text:span><text:span text:style-name="T9_5">you</text:span><text:span text:style-name="T9_6"><text:s/></text:span><text:span text:style-name="T9_7">have</text:span><text:span text:style-name="T9_8"><text:s/></text:span><text:span text:style-name="T9_9">been</text:span><text:span text:style-name="T9_10"><text:s/></text:span><text:span text:style-name="T9_11">freeing</text:span><text:span text:style-name="T9_12"><text:s/></text:span><text:span text:style-name="T9_13">women</text:span><text:span text:style-name="T9_14"><text:s/></text:span><text:span text:style-name="T9_15">that</text:span><text:span text:style-name="T9_16"><text:s/></text:span><text:span text:style-name="T9_17">have</text:span><text:span text:style-name="T9_18"><text:s/></text:span><text:span text:style-name="T9_19">been</text:span><text:span text:style-name="T9_20"><text:s/></text:span><text:span text:style-name="T9_21">accused</text:span><text:span text:style-name="T9_22"><text:s/></text:span><text:span text:style-name="T9_23">of</text:span><text:span text:style-name="T9_24"><text:s/></text:span><text:span text:style-name="T9_25">being</text:span><text:span text:style-name="T9_26"><text:s/></text:span><text:span text:style-name="T9_27">witches</text:span><text:span text:style-name="T9_28"><text:s/></text:span><text:span text:style-name="T9_29">from</text:span><text:span text:style-name="T9_30"><text:s/></text:span><text:span text:style-name="T9_31">the</text:span><text:span text:style-name="T9_32"><text:s/></text:span><text:span text:style-name="T9_33">Luton</text:span><text:span text:style-name="T9_34"><text:s/></text:span><text:span text:style-name="T9_35">town</text:span><text:span text:style-name="T9_36"><text:s/></text:span><text:span text:style-name="T9_37">jails</text:span><text:span text:style-name="T9_38">.<text:s/></text:span><text:span text:style-name="T9_39">Your</text:span><text:span text:style-name="T9_40"><text:s/></text:span><text:span text:style-name="T9_41">time</text:span><text:span text:style-name="T9_42"><text:s/></text:span><text:span text:style-name="T9_43">as</text:span><text:span text:style-name="T9_44"><text:s/></text:span><text:span text:style-name="T9_45">a</text:span><text:span text:style-name="T9_46"><text:s/></text:span><text:span text:style-name="T9_47">POW</text:span><text:span text:style-name="T9_48"><text:s/></text:span><text:span text:style-name="T9_49">taught</text:span><text:span text:style-name="T9_50"><text:s/></text:span><text:span text:style-name="T9_51">you</text:span><text:span text:style-name="T9_52"><text:s/></text:span><text:span text:style-name="T9_53">many</text:span><text:span text:style-name="T9_54"><text:s/></text:span><text:span text:style-name="T9_55">tricks</text:span><text:span text:style-name="T9_56"><text:s/></text:span><text:span text:style-name="T9_57">about</text:span><text:span text:style-name="T9_58"><text:s/></text:span><text:span text:style-name="T9_59">sneaking</text:span><text:span text:style-name="T9_60"><text:s/></text:span><text:span text:style-name="T9_61">about</text:span><text:span text:style-name="T9_62"><text:s/></text:span><text:span text:style-name="T9_63">and</text:span><text:span text:style-name="T9_64"><text:s/></text:span><text:span text:style-name="T9_65">helping</text:span><text:span text:style-name="T9_66"><text:s/></text:span><text:span text:style-name="T9_67">escapees</text:span><text:span text:style-name="T9_68">.<text:s/></text:span><text:span text:style-name="T9_69">You</text:span><text:span text:style-name="T9_70"><text:s/></text:span><text:span text:style-name="T9_71">are</text:span><text:span text:style-name="T9_72"><text:s/></text:span><text:span text:style-name="T9_73">anxious</text:span><text:span text:style-name="T9_74"><text:s/></text:span><text:span text:style-name="T9_75">not</text:span><text:span text:style-name="T9_76"><text:s/></text:span><text:span text:style-name="T9_77">to</text:span><text:span text:style-name="T9_78"><text:s/></text:span><text:span text:style-name="T9_79">get</text:span><text:span text:style-name="T9_80"><text:s/></text:span><text:span text:style-name="T9_81">caught</text:span><text:span text:style-name="T9_82">,<text:s/></text:span><text:span text:style-name="T9_83">though</text:span><text:span text:style-name="T9_84">,<text:s/></text:span><text:span text:style-name="T9_85">as</text:span><text:span text:style-name="T9_86"><text:s/></text:span><text:span text:style-name="T9_87">this</text:span><text:span text:style-name="T9_88"><text:s/></text:span><text:span text:style-name="T9_89">is</text:span><text:span text:style-name="T9_90"><text:s/></text:span><text:span text:style-name="T9_91">a</text:span><text:span text:style-name="T9_92"><text:s/></text:span><text:span text:style-name="T9_93">grave</text:span><text:span text:style-name="T9_94"><text:s/></text:span><text:span text:style-name="T9_95">crime</text:span><text:span text:style-name="T9_96">.</text:span></text:p>
      <text:p text:style-name="P10"/>
      <text:p text:style-name="P11"><text:span text:style-name="T11_1">You</text:span><text:span text:style-name="T11_2"><text:s/></text:span><text:span text:style-name="T11_3">have</text:span><text:span text:style-name="T11_4"><text:s/></text:span><text:span text:style-name="T11_5">also</text:span><text:span text:style-name="T11_6"><text:s/></text:span><text:span text:style-name="T11_7">been</text:span><text:span text:style-name="T11_8"><text:s/></text:span><text:span text:style-name="T11_9">entrusted</text:span><text:span text:style-name="T11_10"><text:s/></text:span><text:span text:style-name="T11_11">with</text:span><text:span text:style-name="T11_12"><text:s/></text:span><text:span text:style-name="T11_13">a</text:span><text:span text:style-name="T11_14"><text:s/></text:span><text:span text:style-name="T11_15">mission</text:span><text:span text:style-name="T11_16"><text:s/></text:span><text:span text:style-name="T11_17">by</text:span><text:span text:style-name="T11_18"><text:s/></text:span><text:span text:style-name="T11_19">King</text:span><text:span text:style-name="T11_20"><text:s/></text:span><text:span text:style-name="T11_21">Charles</text:span><text:span text:style-name="T11_22"><text:s/></text:span><text:span text:style-name="T11_23">II</text:span><text:span text:style-name="T11_24"><text:s/></text:span><text:span text:style-name="T11_25">himself</text:span><text:span text:style-name="T11_26">.<text:s/></text:span><text:span text:style-name="T11_27">You</text:span><text:span text:style-name="T11_28"><text:s/></text:span><text:span text:style-name="T11_29">are</text:span><text:span text:style-name="T11_30"><text:s/></text:span><text:span text:style-name="T11_31">to</text:span><text:span text:style-name="T11_32"><text:s/></text:span><text:span text:style-name="T11_33">come</text:span><text:span text:style-name="T11_34"><text:s/></text:span><text:span text:style-name="T11_35">to</text:span><text:span text:style-name="T11_36"><text:s/></text:span><text:span text:style-name="T11_37">a</text:span><text:span text:style-name="T11_38"><text:s/></text:span><text:span text:style-name="T11_39">decision</text:span><text:span text:style-name="T11_40"><text:s/></text:span><text:span text:style-name="T11_41">whether</text:span><text:span text:style-name="T11_42"><text:s/></text:span><text:span text:style-name="T11_43">the</text:span><text:span text:style-name="T11_44"><text:s/></text:span><text:span text:style-name="T11_45">construction</text:span><text:span text:style-name="T11_46"><text:s/></text:span><text:span text:style-name="T11_47">of</text:span><text:span text:style-name="T11_48"><text:s/></text:span><text:span text:style-name="T11_49">the</text:span><text:span text:style-name="T11_50"><text:s/></text:span><text:span text:style-name="T11_51">Luton</text:span><text:span text:style-name="T11_52"><text:s/></text:span><text:span text:style-name="T11_53">Cathedral</text:span><text:span text:style-name="T11_54"><text:s/></text:span><text:span text:style-name="T11_55">is</text:span><text:span text:style-name="T11_56"><text:s/></text:span><text:span text:style-name="T11_57">to</text:span><text:span text:style-name="T11_58"><text:s/></text:span><text:span text:style-name="T11_59">continue</text:span><text:span text:style-name="T11_60">.<text:s/></text:span><text:span text:style-name="T11_61">Apparently</text:span><text:span text:style-name="T11_62">,<text:s/></text:span><text:span text:style-name="T11_63">the</text:span><text:span text:style-name="T11_64"><text:s/></text:span><text:span text:style-name="T11_65">whole</text:span><text:span text:style-name="T11_66"><text:s/></text:span><text:span text:style-name="T11_67">thing</text:span><text:span text:style-name="T11_68"><text:s/></text:span><text:span text:style-name="T11_69">has</text:span><text:span text:style-name="T11_70"><text:s/></text:span><text:span text:style-name="T11_71">been</text:span><text:span text:style-name="T11_72"><text:s/></text:span><text:span text:style-name="T11_73">a</text:span><text:span text:style-name="T11_74"><text:s/></text:span><text:span text:style-name="T11_75">debacle</text:span><text:span text:style-name="T11_76"><text:s/></text:span><text:span text:style-name="T11_77">but</text:span><text:span text:style-name="T11_78"><text:s/></text:span><text:span text:style-name="T11_79">you</text:span><text:span text:style-name="T11_80"><text:s/></text:span><text:span text:style-name="T11_81">are</text:span><text:span text:style-name="T11_82"><text:s/></text:span><text:span text:style-name="T11_83">tasked</text:span><text:span text:style-name="T11_84"><text:s/></text:span><text:span text:style-name="T11_85">with</text:span><text:span text:style-name="T11_86"><text:s/></text:span><text:span text:style-name="T11_87">listening</text:span><text:span text:style-name="T11_88"><text:s/></text:span><text:span text:style-name="T11_89">to</text:span><text:span text:style-name="T11_90"><text:s/></text:span><text:span text:style-name="T11_91">all</text:span><text:span text:style-name="T11_92"><text:s/></text:span><text:span text:style-name="T11_93">sides</text:span><text:span text:style-name="T11_94"><text:s/></text:span><text:span text:style-name="T11_95">of</text:span><text:span text:style-name="T11_96"><text:s/></text:span><text:span text:style-name="T11_97">the</text:span><text:span text:style-name="T11_98"><text:s/></text:span><text:span text:style-name="T11_99">story</text:span><text:span text:style-name="T11_100"><text:s/></text:span><text:span text:style-name="T11_101">from</text:span><text:span text:style-name="T11_102"><text:s/></text:span><text:span text:style-name="T11_103">those</text:span><text:span text:style-name="T11_104"><text:s/></text:span><text:span text:style-name="T11_105">who</text:span><text:span text:style-name="T11_106"><text:s/></text:span><text:span text:style-name="T11_107">come</text:span><text:span text:style-name="T11_108"><text:s/></text:span><text:span text:style-name="T11_109">to</text:span><text:span text:style-name="T11_110"><text:s/></text:span><text:span text:style-name="T11_111">lobby</text:span><text:span text:style-name="T11_112"><text:s/></text:span><text:span text:style-name="T11_113">you</text:span><text:span text:style-name="T11_114"><text:s/></text:span><text:span text:style-name="T11_115">and</text:span><text:span text:style-name="T11_116"><text:s/></text:span><text:span text:style-name="T11_117">then</text:span><text:span text:style-name="T11_118"><text:s/></text:span><text:span text:style-name="T11_119">making</text:span><text:span text:style-name="T11_120"><text:s/></text:span><text:span text:style-name="T11_121">an</text:span><text:span text:style-name="T11_122"><text:s/></text:span><text:span text:style-name="T11_123">appropriate</text:span><text:span text:style-name="T11_124"><text:s/></text:span><text:span text:style-name="T11_125">decision</text:span><text:span text:style-name="T11_126">.<text:s/></text:span><text:span text:style-name="T11_127">You</text:span><text:span text:style-name="T11_128"><text:s/></text:span><text:span text:style-name="T11_129">will</text:span><text:span text:style-name="T11_130"><text:s/></text:span><text:span text:style-name="T11_131">announce</text:span><text:span text:style-name="T11_132"><text:s/></text:span><text:span text:style-name="T11_133">your</text:span><text:span text:style-name="T11_134"><text:s/></text:span><text:span text:style-name="T11_135">decision</text:span><text:span text:style-name="T11_136"><text:s/></text:span><text:span text:style-name="T11_137">at</text:span><text:span text:style-name="T11_138"><text:s/></text:span><text:span text:style-name="T11_139">the</text:span><text:span text:style-name="T11_140"><text:s/></text:span><text:span text:style-name="T11_141">Town</text:span><text:span text:style-name="T11_142"><text:s/></text:span><text:span text:style-name="T11_143">Dance</text:span><text:span text:style-name="T11_144">.</text:span></text:p>
      <text:p text:style-name="P12"/>
      <text:p text:style-name="P13"><text:span text:style-name="T13_1">In</text:span><text:span text:style-name="T13_2"><text:s/></text:span><text:span text:style-name="T13_3">other</text:span><text:span text:style-name="T13_4"><text:s/></text:span><text:span text:style-name="T13_5">news</text:span><text:span text:style-name="T13_6">:</text:span></text:p>
      <text:p text:style-name="P14"/>
      <text:list text:style-name="LS1" xml:id="list0">
        <text:list-item>
          <text:p text:style-name="P15"><text:span text:style-name="T15_1">The</text:span><text:span text:style-name="T15_2"><text:s/></text:span><text:span text:style-name="T15_3">travelling</text:span><text:span text:style-name="T15_4"><text:s/></text:span><text:span text:style-name="T15_5">widow</text:span><text:span text:style-name="T15_6">,<text:s/></text:span><text:span text:style-name="T15_7">Rebecca</text:span><text:span text:style-name="T15_8"><text:s/></text:span><text:span text:style-name="T15_9">Rowland</text:span><text:span text:style-name="T15_10">,<text:s/></text:span><text:span text:style-name="T15_11">seems</text:span><text:span text:style-name="T15_12"><text:s/></text:span><text:span text:style-name="T15_13">strangely</text:span><text:span text:style-name="T15_14"><text:s/></text:span><text:span text:style-name="T15_15">familiar</text:span><text:span text:style-name="T15_16"><text:s/></text:span><text:span text:style-name="T15_17">to</text:span><text:span text:style-name="T15_18"><text:s/></text:span><text:span text:style-name="T15_19">you</text:span><text:span text:style-name="T15_20">,<text:s/></text:span><text:span text:style-name="T15_21">like</text:span><text:span text:style-name="T15_22"><text:s/></text:span><text:span text:style-name="T15_23">you</text:span><text:span text:style-name="T15_24"><text:s/></text:span><text:span text:style-name="T15_25">met</text:span><text:span text:style-name="T15_26"><text:s/></text:span><text:span text:style-name="T15_27">her</text:span><text:span text:style-name="T15_28"><text:s/></text:span><text:span text:style-name="T15_29">in</text:span><text:span text:style-name="T15_30"><text:s/></text:span><text:span text:style-name="T15_31">another</text:span><text:span text:style-name="T15_32"><text:s/></text:span><text:span text:style-name="T15_33">life</text:span><text:span text:style-name="T15_34"><text:s/></text:span><text:span text:style-name="T15_35">and</text:span><text:span text:style-name="T15_36"><text:s/></text:span><text:span text:style-name="T15_37">time</text:span><text:span text:style-name="T15_38">.<text:s/></text:span><text:span text:style-name="T15_39">You</text:span><text:span text:style-name="T15_40"><text:s/></text:span><text:span text:style-name="T15_41">feel</text:span><text:span text:style-name="T15_42"><text:s/></text:span><text:span text:style-name="T15_43">strangely</text:span><text:span text:style-name="T15_44"><text:s/></text:span><text:span text:style-name="T15_45">close</text:span><text:span text:style-name="T15_46"><text:s/></text:span><text:span text:style-name="T15_47">to</text:span><text:span text:style-name="T15_48"><text:s/></text:span><text:span text:style-name="T15_49">her</text:span><text:span text:style-name="T15_50"><text:s/></text:span><text:span text:style-name="T15_51">and</text:span><text:span text:style-name="T15_52"><text:s/></text:span><text:span text:style-name="T15_53">feel</text:span><text:span text:style-name="T15_54"><text:s/></text:span><text:span text:style-name="T15_55">as</text:span><text:span text:style-name="T15_56"><text:s/></text:span><text:span text:style-name="T15_57">if</text:span><text:span text:style-name="T15_58"><text:s/></text:span><text:span text:style-name="T15_59">you</text:span><text:span text:style-name="T15_60"><text:s/></text:span><text:span text:style-name="T15_61">can</text:span><text:span text:style-name="T15_62"><text:s/></text:span><text:span text:style-name="T15_63">trust</text:span><text:span text:style-name="T15_64"><text:s/></text:span><text:span text:style-name="T15_65">her</text:span><text:span text:style-name="T15_66">.</text:span></text:p>
        </text:list-item>
        <text:list-item>
          <text:p text:style-name="P16"><text:span text:style-name="T16_1">You</text:span><text:span text:style-name="T16_2"><text:s/></text:span><text:span text:style-name="T16_3">have</text:span><text:span text:style-name="T16_4"><text:s/></text:span><text:span text:style-name="T16_5">been</text:span><text:span text:style-name="T16_6"><text:s/></text:span><text:span text:style-name="T16_7">invited</text:span><text:span text:style-name="T16_8"><text:s/></text:span><text:span text:style-name="T16_9">to</text:span><text:span text:style-name="T16_10"><text:s/></text:span><text:span text:style-name="T16_11">join</text:span><text:span text:style-name="T16_12"><text:s/></text:span><text:span text:style-name="T16_13">the</text:span><text:span text:style-name="T16_14"><text:s/></text:span><text:span text:style-name="T16_15">newly</text:span><text:span text:style-name="T16_16"><text:s/></text:span><text:span text:style-name="T16_17">reinstated</text:span><text:span text:style-name="T16_18"><text:s/></text:span><text:span text:style-name="T16_19">Christmas</text:span><text:span text:style-name="T16_20"><text:s/></text:span><text:span text:style-name="T16_21">celebrations</text:span><text:span text:style-name="T16_22"><text:s/></text:span><text:span text:style-name="T16_23">by</text:span><text:span text:style-name="T16_24"><text:s/></text:span><text:span text:style-name="T16_25">Christian</text:span><text:span text:style-name="T16_26"><text:s/></text:span><text:span text:style-name="T16_27">Drake</text:span><text:span text:style-name="T16_28"><text:s/>-<text:s/></text:span><text:span text:style-name="T16_29">a</text:span><text:span text:style-name="T16_30"><text:s/></text:span><text:span text:style-name="T16_31">fellow</text:span><text:span text:style-name="T16_32"><text:s/></text:span><text:span text:style-name="T16_33">Royalist</text:span><text:span text:style-name="T16_34"><text:s/></text:span><text:span text:style-name="T16_35">and</text:span><text:span text:style-name="T16_36"><text:s/></text:span><text:span text:style-name="T16_37">young</text:span><text:span text:style-name="T16_38"><text:s/></text:span><text:span text:style-name="T16_39">adventurer</text:span><text:span text:style-name="T16_40"><text:s/></text:span><text:span text:style-name="T16_41">friend</text:span><text:span text:style-name="T16_42">.<text:s/></text:span><text:span text:style-name="T16_43">Apparently</text:span><text:span text:style-name="T16_44"><text:s/></text:span><text:span text:style-name="T16_45">he</text:span><text:span text:style-name="T16_46"><text:s/></text:span><text:span text:style-name="T16_47">is</text:span><text:span text:style-name="T16_48"><text:s/></text:span><text:span text:style-name="T16_49">on</text:span><text:span text:style-name="T16_50"><text:s/></text:span><text:span text:style-name="T16_51">some</text:span><text:span text:style-name="T16_52"><text:s/></text:span><text:span text:style-name="T16_53">type</text:span><text:span text:style-name="T16_54"><text:s/></text:span><text:span text:style-name="T16_55">of</text:span><text:span text:style-name="T16_56"><text:s/></text:span><text:span text:style-name="T16_57">quest</text:span><text:span text:style-name="T16_58">.<text:s/></text:span><text:span text:style-name="T16_59">You</text:span><text:span text:style-name="T16_60"><text:s/></text:span><text:span text:style-name="T16_61">are</text:span><text:span text:style-name="T16_62"><text:s/></text:span><text:span text:style-name="T16_63">always</text:span><text:span text:style-name="T16_64"><text:s/></text:span><text:span text:style-name="T16_65">willing</text:span><text:span text:style-name="T16_66"><text:s/></text:span><text:span text:style-name="T16_67">to</text:span><text:span text:style-name="T16_68"><text:s/></text:span><text:span text:style-name="T16_69">help</text:span><text:span text:style-name="T16_70"><text:s/></text:span><text:span text:style-name="T16_71">your</text:span><text:span text:style-name="T16_72"><text:s/></text:span><text:span text:style-name="T16_73">friend</text:span><text:span text:style-name="T16_74"><text:s/></text:span><text:span text:style-name="T16_75">out</text:span><text:span text:style-name="T16_76">.</text:span></text:p>
        </text:list-item>
        <text:list-item>
          <text:p text:style-name="P17"><text:span text:style-name="T17_1">You</text:span><text:span text:style-name="T17_2"><text:s/></text:span><text:span text:style-name="T17_3">know</text:span><text:span text:style-name="T17_4"><text:s/></text:span><text:span text:style-name="T17_5">from</text:span><text:span text:style-name="T17_6"><text:s/></text:span><text:span text:style-name="T17_7">sources</text:span><text:span text:style-name="T17_8"><text:s/></text:span><text:span text:style-name="T17_9">in</text:span><text:span text:style-name="T17_10"><text:s/></text:span><text:span text:style-name="T17_11">London</text:span><text:span text:style-name="T17_12"><text:s/></text:span><text:span text:style-name="T17_13">that</text:span><text:span text:style-name="T17_14"><text:s/></text:span><text:span text:style-name="T17_15">Gilbert</text:span><text:span text:style-name="T17_16"><text:s/></text:span><text:span text:style-name="T17_17">Sleeb</text:span><text:span text:style-name="T17_18">,<text:s/></text:span><text:span text:style-name="T17_19">the</text:span><text:span text:style-name="T17_20"><text:s/></text:span><text:span text:style-name="T17_21">judge</text:span><text:span text:style-name="T17_22">,<text:s/></text:span><text:span text:style-name="T17_23">is</text:span><text:span text:style-name="T17_24"><text:s/></text:span><text:span text:style-name="T17_25">having</text:span><text:span text:style-name="T17_26"><text:s/></text:span><text:span text:style-name="T17_27">an</text:span><text:span text:style-name="T17_28"><text:s/></text:span><text:span text:style-name="T17_29">affair</text:span><text:span text:style-name="T17_30"><text:s/></text:span><text:span text:style-name="T17_31">with</text:span><text:span text:style-name="T17_32"><text:s/></text:span><text:span text:style-name="T17_33">someone</text:span><text:span text:style-name="T17_34"><text:s/></text:span><text:span text:style-name="T17_35">of</text:span><text:span text:style-name="T17_36"><text:s/></text:span><text:span text:style-name="T17_37">high</text:span><text:span text:style-name="T17_38"><text:s/></text:span><text:span text:style-name="T17_39">standing</text:span><text:span text:style-name="T17_40">.</text:span></text:p>
        </text:list-item>
        <text:list-item>
          <text:p text:style-name="P18"><text:span text:style-name="T18_1">You</text:span><text:span text:style-name="T18_2"><text:s/></text:span><text:span text:style-name="T18_3">must</text:span><text:span text:style-name="T18_4"><text:s/></text:span><text:span text:style-name="T18_5">have</text:span><text:span text:style-name="T18_6"><text:s/></text:span><text:span text:style-name="T18_7">a</text:span><text:span text:style-name="T18_8"><text:s/></text:span><text:span text:style-name="T18_9">trustworthy</text:span><text:span text:style-name="T18_10"><text:s/></text:span><text:span text:style-name="T18_11">face</text:span><text:span text:style-name="T18_12">,<text:s/></text:span><text:span text:style-name="T18_13">as</text:span><text:span text:style-name="T18_14"><text:s/></text:span><text:span text:style-name="T18_15">Evelyn</text:span><text:span text:style-name="T18_16"><text:s/></text:span><text:span text:style-name="T18_17">Archer</text:span><text:span text:style-name="T18_18">’</text:span><text:span text:style-name="T18_19">s</text:span><text:span text:style-name="T18_20"><text:s/></text:span><text:span text:style-name="T18_21">husband</text:span><text:span text:style-name="T18_22"><text:s/>(</text:span><text:span text:style-name="T18_23">who</text:span><text:span text:style-name="T18_24"><text:s/></text:span><text:span text:style-name="T18_25">you</text:span><text:span text:style-name="T18_26"><text:s/></text:span><text:span text:style-name="T18_27">met</text:span><text:span text:style-name="T18_28"><text:s/></text:span><text:span text:style-name="T18_29">in</text:span><text:span text:style-name="T18_30"><text:s/></text:span><text:span text:style-name="T18_31">London</text:span><text:span text:style-name="T18_32"><text:s/>-<text:s/></text:span><text:span text:style-name="T18_33">he</text:span><text:span text:style-name="T18_34"><text:s/></text:span><text:span text:style-name="T18_35">is</text:span><text:span text:style-name="T18_36"><text:s/></text:span><text:span text:style-name="T18_37">still</text:span><text:span text:style-name="T18_38"><text:s/></text:span><text:span text:style-name="T18_39">there</text:span><text:span text:style-name="T18_40">),<text:s/></text:span><text:span text:style-name="T18_41">confessed</text:span><text:span text:style-name="T18_42"><text:s/></text:span><text:span text:style-name="T18_43">to</text:span><text:span text:style-name="T18_44"><text:s/></text:span><text:span text:style-name="T18_45">you</text:span><text:span text:style-name="T18_46"><text:s/></text:span><text:span text:style-name="T18_47">at</text:span><text:span text:style-name="T18_48"><text:s/></text:span><text:span text:style-name="T18_49">a</text:span><text:span text:style-name="T18_50"><text:s/></text:span><text:span text:style-name="T18_51">Royal</text:span><text:span text:style-name="T18_52"><text:s/></text:span><text:span text:style-name="T18_53">celebration</text:span><text:span text:style-name="T18_54"><text:s/></text:span><text:span text:style-name="T18_55">that</text:span><text:span text:style-name="T18_56"><text:s/></text:span><text:span text:style-name="T18_57">his</text:span><text:span text:style-name="T18_58"><text:s/></text:span><text:span text:style-name="T18_59">wife</text:span><text:span text:style-name="T18_60"><text:s/></text:span><text:span text:style-name="T18_61">is</text:span><text:span text:style-name="T18_62"><text:s/></text:span><text:span text:style-name="T18_63">harbouring</text:span><text:span text:style-name="T18_64"><text:s/></text:span><text:span text:style-name="T18_65">a</text:span><text:span text:style-name="T18_66"><text:s/></text:span><text:span text:style-name="T18_67">prostitute</text:span><text:span text:style-name="T18_68"><text:s/></text:span><text:span text:style-name="T18_69">in</text:span><text:span text:style-name="T18_70"><text:s/></text:span><text:span text:style-name="T18_71">their</text:span><text:span text:style-name="T18_72"><text:s/></text:span><text:span text:style-name="T18_73">house</text:span><text:span text:style-name="T18_74">.</text:span></text:p>
        </text:list-item>
      </text:list>
      <text:p text:style-name="P19"/>
      <text:h text:style-name="P20" text:outline-level="10"><text:bookmark-start text:name="h.pbd33ukfqkg0"/><text:bookmark-end text:name="h.pbd33ukfqkg0"/><text:span text:style-name="T20_1">Your</text:span><text:span text:style-name="T20_2"><text:s/></text:span><text:span text:style-name="T20_3">Goals</text:span></text:h>
      <text:list text:style-name="LS2" xml:id="list4">
        <text:list-item>
          <text:p text:style-name="P21"><text:span text:style-name="T21_1">Help</text:span><text:span text:style-name="T21_2"><text:s/></text:span><text:span text:style-name="T21_3">Christian</text:span><text:span text:style-name="T21_4"><text:s/></text:span><text:span text:style-name="T21_5">Drake</text:span><text:span text:style-name="T21_6"><text:s/></text:span><text:span text:style-name="T21_7">in</text:span><text:span text:style-name="T21_8"><text:s/></text:span><text:span text:style-name="T21_9">his</text:span><text:span text:style-name="T21_10"><text:s/></text:span><text:span text:style-name="T21_11">anti</text:span><text:span text:style-name="T21_12">-</text:span><text:span text:style-name="T21_13">Parliamentarian</text:span><text:span text:style-name="T21_14"><text:s/></text:span><text:span text:style-name="T21_15">agenda</text:span><text:span text:style-name="T21_16">.</text:span></text:p>
        </text:list-item>
        <text:list-item>
          <text:p text:style-name="P22"><text:span text:style-name="T22_1">Get</text:span><text:span text:style-name="T22_2"><text:s/></text:span><text:span text:style-name="T22_3">Witchcraft</text:span><text:span text:style-name="T22_4"><text:s/></text:span><text:span text:style-name="T22_5">removed</text:span><text:span text:style-name="T22_6"><text:s/></text:span><text:span text:style-name="T22_7">as</text:span><text:span text:style-name="T22_8"><text:s/></text:span><text:span text:style-name="T22_9">a</text:span><text:span text:style-name="T22_10"><text:s/></text:span><text:span text:style-name="T22_11">crime</text:span><text:span text:style-name="T22_12"><text:s/></text:span><text:span text:style-name="T22_13">from</text:span><text:span text:style-name="T22_14"><text:s/></text:span><text:span text:style-name="T22_15">the</text:span><text:span text:style-name="T22_16"><text:s/></text:span><text:span text:style-name="T22_17">Town</text:span><text:span text:style-name="T22_18"><text:s/></text:span><text:span text:style-name="T22_19">Charter</text:span><text:span text:style-name="T22_20">.</text:span></text:p>
        </text:list-item>
        <text:list-item>
          <text:p text:style-name="P23"><text:span text:style-name="T23_1">Discover</text:span><text:span text:style-name="T23_2"><text:s/></text:span><text:span text:style-name="T23_3">the</text:span><text:span text:style-name="T23_4"><text:s/></text:span><text:span text:style-name="T23_5">secrets</text:span><text:span text:style-name="T23_6"><text:s/></text:span><text:span text:style-name="T23_7">behind</text:span><text:span text:style-name="T23_8"><text:s/></text:span><text:span text:style-name="T23_9">the</text:span><text:span text:style-name="T23_10"><text:s/></text:span><text:span text:style-name="T23_11">mysterious</text:span><text:span text:style-name="T23_12"><text:s/></text:span><text:span text:style-name="T23_13">locket</text:span><text:span text:style-name="T23_14">.</text:span></text:p>
        </text:list-item>
        <text:list-item>
          <text:p text:style-name="P24"><text:span text:style-name="T24_1">Subvert</text:span><text:span text:style-name="T24_2"><text:s/></text:span><text:span text:style-name="T24_3">any</text:span><text:span text:style-name="T24_4"><text:s/></text:span><text:span text:style-name="T24_5">witch</text:span><text:span text:style-name="T24_6"><text:s/></text:span><text:span text:style-name="T24_7">trial</text:span><text:span text:style-name="T24_8"><text:s/></text:span><text:span text:style-name="T24_9">and</text:span><text:span text:style-name="T24_10"><text:s/></text:span><text:span text:style-name="T24_11">prevent</text:span><text:span text:style-name="T24_12"><text:s/></text:span><text:span text:style-name="T24_13">any</text:span><text:span text:style-name="T24_14"><text:s/></text:span><text:span text:style-name="T24_15">such</text:span><text:span text:style-name="T24_16"><text:s/></text:span><text:span text:style-name="T24_17">occasion</text:span><text:span text:style-name="T24_18"><text:s/></text:span><text:span text:style-name="T24_19">from</text:span><text:span text:style-name="T24_20"><text:s/></text:span><text:span text:style-name="T24_21">occurring</text:span><text:span text:style-name="T24_22">.</text:span></text:p>
        </text:list-item>
        <text:list-item>
          <text:p text:style-name="P25"><text:span text:style-name="T25_1">Make</text:span><text:span text:style-name="T25_2"><text:s/></text:span><text:span text:style-name="T25_3">an</text:span><text:span text:style-name="T25_4"><text:s/></text:span><text:span text:style-name="T25_5">appropriate</text:span><text:span text:style-name="T25_6"><text:s/></text:span><text:span text:style-name="T25_7">decision</text:span><text:span text:style-name="T25_8"><text:s/></text:span><text:span text:style-name="T25_9">regarding</text:span><text:span text:style-name="T25_10"><text:s/></text:span><text:span text:style-name="T25_11">the</text:span><text:span text:style-name="T25_12"><text:s/></text:span><text:span text:style-name="T25_13">continued</text:span><text:span text:style-name="T25_14"><text:s/></text:span><text:span text:style-name="T25_15">building</text:span><text:span text:style-name="T25_16"><text:s/></text:span><text:span text:style-name="T25_17">of</text:span><text:span text:style-name="T25_18"><text:s/></text:span><text:span text:style-name="T25_19">the</text:span><text:span text:style-name="T25_20"><text:s/></text:span><text:span text:style-name="T25_21">Cathedral</text:span><text:span text:style-name="T25_22">.</text:span></text:p>
        </text:list-item>
        <text:list-item>
          <text:p text:style-name="P26"><text:span text:style-name="T26_1">Solve</text:span><text:span text:style-name="T26_2"><text:s/></text:span><text:span text:style-name="T26_3">the</text:span><text:span text:style-name="T26_4"><text:s/></text:span><text:span text:style-name="T26_5">murder</text:span><text:span text:style-name="T26_6"><text:s/>-<text:s/></text:span><text:span text:style-name="T26_7">anybody</text:span><text:span text:style-name="T26_8"><text:s/></text:span><text:span text:style-name="T26_9">willing</text:span><text:span text:style-name="T26_10"><text:s/></text:span><text:span text:style-name="T26_11">to</text:span><text:span text:style-name="T26_12"><text:s/></text:span><text:span text:style-name="T26_13">kill</text:span><text:span text:style-name="T26_14"><text:s/></text:span><text:span text:style-name="T26_15">such</text:span><text:span text:style-name="T26_16"><text:s/></text:span><text:span text:style-name="T26_17">a</text:span><text:span text:style-name="T26_18"><text:s/></text:span><text:span text:style-name="T26_19">high</text:span><text:span text:style-name="T26_20"><text:s/></text:span><text:span text:style-name="T26_21">profile</text:span><text:span text:style-name="T26_22"><text:s/></text:span><text:span text:style-name="T26_23">individual</text:span><text:span text:style-name="T26_24"><text:s/></text:span><text:span text:style-name="T26_25">is</text:span><text:span text:style-name="T26_26"><text:s/></text:span><text:span text:style-name="T26_27">surely</text:span><text:span text:style-name="T26_28"><text:s/></text:span><text:span text:style-name="T26_29">a</text:span><text:span text:style-name="T26_30"><text:s/></text:span><text:span text:style-name="T26_31">danger</text:span><text:span text:style-name="T26_32"><text:s/></text:span><text:span text:style-name="T26_33">to</text:span><text:span text:style-name="T26_34"><text:s/></text:span><text:span text:style-name="T26_35">society</text:span><text:span text:style-name="T26_36">!</text:span></text:p>
        </text:list-item>
      </text:list>
      <text:p text:style-name="P27"/>
      <text:p text:style-name="P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